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2.0811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UM_VERSA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ALEXANDER PERELLÓ DE FREITA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AMANDA MEINCKE MEL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ANDREIA FARENCENA VIER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ANDRIGO SPALL GOME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BRUNO CUNHA MOLETA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CRISTIANO MORAES DA SILVA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ELIZANDRO GARCIA ROO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FABIANA DE MELLO DUTRA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GIANA LUCCA KROTH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IURI GUSTAVO DE BRIT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JOSÉ GERMANO HAAB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LEONARDO BRONDANI SCHENKEL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LICIA MARIA DE SOUZA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LUCIANA MESQUITA BELLEZA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LUCIANE FONTOURA HOLLERBACH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LUIS FELIPE SALIN MONTEIR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MARIANA KESSLER BORTOLUZZI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MARISA MUNARETTO AMARAL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MICHELLE SONCINI BONELLA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PABLO COSTA BEBER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PEDRO MARTINS DOS SANTO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RICARDO LUIS KULZER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RODRIGO GIACOMINI MORO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1992</text:p>
          </table:table-cell>
          <table:table-cell office:value-type="string">
            <text:p>THIAGO CARGNELUTTI</text:p>
          </table:table-cell>
          <table:table-cell office:value-type="float" office:value="2000">
            <text:p>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7:16</dc:date>
    <meta:document-statistic meta:table-count="1" meta:cell-count="125" meta:object-count="0"/>
    <meta:generator>OpenOffice.org/3.4.1$Unix OpenOffice.org_project/341m1$Build-9593</meta:generator>
  </office:meta>
</office:document-meta>
</file>